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_20__28_Rounded_29_" svg:stroke-width="0.018cm" svg:stroke-color="#000000" draw:marker-start-width="0.227cm" draw:marker-end-width="0.227cm" svg:stroke-opacity="100%" svg:stroke-linecap="round" draw:fill="solid" draw:fill-color="#333333" draw:opacity="100%" draw:textarea-vertical-align="middle" fo:padding-top="0.134cm" fo:padding-bottom="0.134cm" fo:padding-left="0.259cm" fo:padding-right="0.259cm" loext:decorative="false"/>
    </style:style>
    <style:style style:name="gr2" style:family="graphic" style:parent-style-name="standard">
      <style:graphic-properties draw:stroke="dash" draw:stroke-dash="Double_20_Dash_20__28_Rounded_29_" svg:stroke-width="0.018cm" svg:stroke-color="#000000" draw:marker-start-width="0.227cm" draw:marker-end-width="0.227cm" svg:stroke-opacity="80%" svg:stroke-linecap="round" draw:fill="solid" draw:fill-color="#9ac5e9" draw:opacity="100%" draw:textarea-horizontal-align="justify" draw:textarea-vertical-align="middle" draw:auto-grow-height="false" fo:min-height="4.232cm" fo:min-width="3.982cm" fo:padding-top="0.134cm" fo:padding-bottom="0.134cm" fo:padding-left="0.259cm" fo:padding-right="0.259cm" loext:decorative="false"/>
    </style:style>
    <style:style style:name="gr3" style:family="graphic" style:parent-style-name="standard">
      <style:graphic-properties draw:stroke="dash" draw:stroke-dash="Double_20_Dash_20__28_Rounded_29_" svg:stroke-width="0.018cm" svg:stroke-color="#000000" draw:marker-start-width="0.279cm" draw:marker-end-width="0.279cm" svg:stroke-opacity="80%" svg:stroke-linecap="round" draw:fill="solid" draw:fill-color="#9ac5e9" draw:opacity="100%" draw:textarea-horizontal-align="justify" draw:textarea-vertical-align="middle" draw:auto-grow-height="false" fo:min-height="4.233cm" fo:min-width="3.982cm" fo:padding-top="0.134cm" fo:padding-bottom="0.134cm" fo:padding-left="0.259cm" fo:padding-right="0.259cm" loext:decorative="false"/>
    </style:style>
    <style:style style:name="gr4" style:family="graphic" style:parent-style-name="objectwithoutfill">
      <style:graphic-properties draw:stroke="dash" draw:stroke-dash="Double_20_Dash_20__28_Rounded_29_" svg:stroke-width="0.018cm" svg:stroke-color="#000000" draw:marker-start-width="0.279cm" draw:marker-end-width="0.279cm" svg:stroke-opacity="80%" svg:stroke-linecap="round" draw:fill="solid" draw:fill-color="#9ac5e9" draw:opacity="100%" draw:textarea-vertical-align="middle" fo:padding-top="0.134cm" fo:padding-bottom="0.134cm" fo:padding-left="0.259cm" fo:padding-right="0.259cm" loext:decorative="false"/>
    </style:style>
    <style:style style:name="gr5" style:family="graphic" style:parent-style-name="objectwithoutfill">
      <style:graphic-properties draw:stroke="dash" draw:stroke-dash="Double_20_Dash_20__28_Rounded_29_" svg:stroke-width="0.018cm" svg:stroke-color="#000000" draw:marker-start-width="0.242cm" draw:marker-end-width="0.242cm" svg:stroke-opacity="100%" svg:stroke-linecap="round" draw:fill="solid" draw:fill-color="#9ac5e9" draw:opacity="100%" draw:textarea-vertical-align="middle" fo:padding-top="0.134cm" fo:padding-bottom="0.134cm" fo:padding-left="0.259cm" fo:padding-right="0.259cm" loext:decorative="false"/>
    </style:style>
    <style:style style:name="gr6" style:family="graphic" style:parent-style-name="objectwithoutfill">
      <style:graphic-properties draw:stroke="dash" draw:stroke-dash="Double_20_Dash_20__28_Rounded_29_" svg:stroke-width="0.018cm" svg:stroke-color="#000000" draw:marker-start-width="0.227cm" draw:marker-end-width="0.227cm" svg:stroke-opacity="80%" svg:stroke-linecap="round" draw:fill="solid" draw:fill-color="#333333" draw:opacity="100%" draw:textarea-vertical-align="middle" fo:padding-top="0.134cm" fo:padding-bottom="0.134cm" fo:padding-left="0.259cm" fo:padding-right="0.259cm" loext:decorative="false"/>
    </style:style>
    <style:style style:name="gr7" style:family="graphic" style:parent-style-name="standard">
      <style:graphic-properties draw:stroke="none" draw:stroke-dash="Double_20_Dash_20__28_Rounded_29_" svg:stroke-width="0.018cm" svg:stroke-color="#000000" draw:marker-start-width="0.227cm" draw:marker-end-width="0.227cm" svg:stroke-opacity="80%" svg:stroke-linecap="round" draw:fill="solid" draw:fill-color="#333333" draw:opacity="100%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P1" style:family="paragraph">
      <loext:graphic-properties draw:fill="solid" draw:fill-color="#333333" draw:opacity="100%"/>
      <style:paragraph-properties fo:text-align="center"/>
    </style:style>
    <style:style style:name="P2" style:family="paragraph">
      <loext:graphic-properties draw:fill="solid" draw:fill-color="#9ac5e9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4.935cm" svg:y1="6.454cm" svg:x2="0.435cm" svg:y2="6.454cm">
          <text:p/>
        </draw:line>
        <draw:custom-shape draw:style-name="gr2" draw:text-style-name="P2" draw:layer="layout" svg:width="4.5cm" svg:height="4.5cm" svg:x="5.934cm" svg:y="1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cm" svg:height="6cm" svg:x="11.434cm" svg:y="0.45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2" draw:layer="layout" svg:x1="14.434cm" svg:y1="0.453cm" svg:x2="12.934cm" svg:y2="1.953cm">
          <text:p/>
        </draw:line>
        <draw:line draw:style-name="gr4" draw:text-style-name="P2" draw:layer="layout" svg:x1="15.934cm" svg:y1="0.453cm" svg:x2="14.434cm" svg:y2="1.953cm">
          <text:p/>
        </draw:line>
        <draw:line draw:style-name="gr5" draw:text-style-name="P2" draw:layer="layout" svg:x1="14.434cm" svg:y1="1.953cm" svg:x2="14.434cm" svg:y2="6.453cm">
          <text:p/>
        </draw:line>
        <draw:line draw:style-name="gr4" draw:text-style-name="P2" draw:layer="layout" svg:x1="12.934cm" svg:y1="1.953cm" svg:x2="12.934cm" svg:y2="6.453cm">
          <text:p/>
        </draw:line>
        <draw:line draw:style-name="gr5" draw:text-style-name="P2" draw:layer="layout" svg:x1="16.434cm" svg:y1="1.453cm" svg:x2="16.434cm" svg:y2="5.953cm">
          <text:p/>
        </draw:line>
        <draw:line draw:style-name="gr5" draw:text-style-name="P2" draw:layer="layout" svg:x1="16.934cm" svg:y1="0.953cm" svg:x2="16.934cm" svg:y2="5.453cm">
          <text:p/>
        </draw:line>
        <draw:line draw:style-name="gr4" draw:text-style-name="P2" draw:layer="layout" svg:x1="15.934cm" svg:y1="3.453cm" svg:x2="11.434cm" svg:y2="3.453cm">
          <text:p/>
        </draw:line>
        <draw:line draw:style-name="gr4" draw:text-style-name="P2" draw:layer="layout" svg:x1="15.934cm" svg:y1="4.953cm" svg:x2="11.434cm" svg:y2="4.953cm">
          <text:p/>
        </draw:line>
        <draw:line draw:style-name="gr4" draw:text-style-name="P2" draw:layer="layout" svg:x1="17.434cm" svg:y1="3.453cm" svg:x2="15.934cm" svg:y2="4.953cm">
          <text:p/>
        </draw:line>
        <draw:line draw:style-name="gr4" draw:text-style-name="P2" draw:layer="layout" svg:x1="17.434cm" svg:y1="1.953cm" svg:x2="15.934cm" svg:y2="3.453cm">
          <text:p/>
        </draw:line>
        <draw:line draw:style-name="gr5" draw:text-style-name="P2" draw:layer="layout" svg:x1="16.434cm" svg:y1="1.453cm" svg:x2="11.934cm" svg:y2="1.453cm">
          <text:p/>
        </draw:line>
        <draw:line draw:style-name="gr5" draw:text-style-name="P2" draw:layer="layout" svg:x1="16.934cm" svg:y1="0.953cm" svg:x2="12.434cm" svg:y2="0.953cm">
          <text:p/>
        </draw:line>
        <draw:line draw:style-name="gr6" draw:text-style-name="P1" draw:layer="layout" svg:x1="8.935cm" svg:y1="1.954cm" svg:x2="8.935cm" svg:y2="6.454cm">
          <text:p/>
        </draw:line>
        <draw:line draw:style-name="gr6" draw:text-style-name="P1" draw:layer="layout" svg:x1="7.435cm" svg:y1="1.954cm" svg:x2="7.435cm" svg:y2="6.454cm">
          <text:p/>
        </draw:line>
        <draw:line draw:style-name="gr6" draw:text-style-name="P1" draw:layer="layout" svg:x1="10.435cm" svg:y1="3.454cm" svg:x2="5.935cm" svg:y2="3.454cm">
          <text:p/>
        </draw:line>
        <draw:line draw:style-name="gr1" draw:text-style-name="P1" draw:layer="layout" svg:x1="10.435cm" svg:y1="4.954cm" svg:x2="5.935cm" svg:y2="4.954cm">
          <text:p/>
        </draw:line>
        <draw:custom-shape draw:style-name="gr7" draw:text-style-name="P1" draw:layer="layout" svg:width="0.2cm" svg:height="0.2cm" svg:x="5.844cm" svg:y="6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0.336cm" svg:y="6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8.84cm" svg:y="6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7.336cm" svg:y="6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5.844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0.336cm" svg:y="4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8.84cm" svg:y="4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7.336cm" svg:y="4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5.844cm" svg:y="3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0.336cm" svg:y="3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8.84cm" svg:y="3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7.336cm" svg:y="3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5.844cm" svg:y="1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0.336cm" svg:y="1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8.84cm" svg:y="1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7.336cm" svg:y="1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1.342cm" svg:y="6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5.834cm" svg:y="6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4.338cm" svg:y="6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2.834cm" svg:y="6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1.342cm" svg:y="4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5.834cm" svg:y="4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4.338cm" svg:y="4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2.834cm" svg:y="4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1.342cm" svg:y="3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5.834cm" svg:y="3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4.338cm" svg:y="3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2.834cm" svg:y="3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1.342cm" svg:y="1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5.834cm" svg:y="1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4.338cm" svg:y="1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2.834cm" svg:y="1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1.835cm" svg:y="1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6.327cm" svg:y="1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4.831cm" svg:y="1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3.327cm" svg:y="1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2.335cm" svg:y="0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6.827cm" svg:y="0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5.331cm" svg:y="0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3.827cm" svg:y="0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2.835cm" svg:y="0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7.327cm" svg:y="0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5.831cm" svg:y="0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4.327cm" svg:y="0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6.341cm" svg:y="5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6.341cm" svg:y="4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6.341cm" svg:y="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6.841cm" svg:y="5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6.841cm" svg:y="3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6.841cm" svg:y="2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7.341cm" svg:y="4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7.341cm" svg:y="3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7.341cm" svg:y="1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0.344cm" svg:y="6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836cm" svg:y="6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3.34cm" svg:y="6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.836cm" svg:y="6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29T11:54:16.836214315</meta:creation-date>
    <dc:date>2025-09-11T16:02:55.715761582</dc:date>
    <meta:editing-duration>PT1H48M45S</meta:editing-duration>
    <meta:editing-cycles>13</meta:editing-cycles>
    <meta:generator>LibreOffice/24.2.7.2$Linux_X86_64 LibreOffice_project/420$Build-2</meta:generator>
    <meta:print-date>2025-09-11T15:53:11.920065935</meta:print-date>
    <meta:printed-by>PDF files</meta:printed-by>
    <meta:document-statistic meta:object-count="76"/>
  </office:meta>
</office:document-meta>
</file>